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83ca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d320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c5000b"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Fine_20_Dashed" svg:stroke-width="0.1cm" svg:stroke-color="#3465a4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color="#000000" draw:fill="solid" draw:fill-color="#aecf00"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color="#000000" draw:fill="none" draw:textarea-vertical-align="middle"/>
    </style:style>
    <style:style style:name="gr9" style:family="graphic" style:parent-style-name="standard">
      <style:graphic-properties svg:stroke-color="#000000" draw:fill="solid" draw:fill-color="#ff8080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textarea-vertical-align="middle"/>
    </style:style>
    <style:style style:name="gr11" style:family="graphic" style:parent-style-name="objectwithoutfill">
      <style:graphic-properties draw:stroke="dash" draw:stroke-dash="Fine_20_Dashed" svg:stroke-width="0.1cm" svg:stroke-color="#3465a4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draw:stroke="dash" draw:stroke-dash="Fine_20_Dashed" svg:stroke-width="0.1cm" svg:stroke-color="#3465a4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cm" draw:marker-start-width="0.05cm" draw:marker-end-width="0.05cm" draw:fill="none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svg:stroke-color="#000000" draw:fill="solid" draw:fill-color="#ffcc99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16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7" style:family="graphic" style:parent-style-name="objectwithoutfill">
      <style:graphic-properties draw:stroke="dash" draw:stroke-dash="Fine_20_Dashed" svg:stroke-width="0cm" draw:marker-start-width="0.05cm" draw:marker-end-width="0.05cm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 Narrow" fo:font-weight="bold" style:font-weight-asian="bold" style:font-weight-complex="bold"/>
    </style:style>
    <style:style style:name="P3" style:family="paragraph">
      <style:paragraph-properties fo:text-align="center"/>
      <style:text-properties style:font-name="Liberation Sans Narrow"/>
    </style:style>
    <style:style style:name="P4" style:family="paragraph">
      <style:paragraph-properties fo:text-align="center"/>
      <style:text-properties style:font-name="Liberation Sans Narrow" fo:font-weight="normal" style:font-weight-asian="normal" style:font-weight-complex="normal"/>
    </style:style>
    <style:style style:name="T1" style:family="text">
      <style:text-properties style:font-name="Liberation Sans Narrow" fo:font-weight="bold" style:font-weight-asian="bold" style:font-weight-complex="bold"/>
    </style:style>
    <style:style style:name="T2" style:family="text">
      <style:text-properties style:font-name="Liberation Sans Narrow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Liberation Sans Narrow"/>
    </style:style>
    <style:style style:name="T4" style:family="text">
      <style:text-properties style:font-name="Liberation Sans Narrow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3.489cm" svg:height="1.55cm" svg:x="1.26cm" svg:y="8.34cm">
          <text:p text:style-name="P1"><text:span text:style-name="T1">NODE 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3.488cm" svg:height="1.549cm" svg:x="5.115cm" svg:y="8.341cm">
          <text:p text:style-name="P1"><text:span text:style-name="T1">NODE 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3.489cm" svg:height="1.549cm" svg:x="14.751cm" svg:y="8.341cm">
          <text:p text:style-name="P1"><text:span text:style-name="T1">NODE </text:span><text:span text:style-name="T2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3.489cm" svg:height="1.55cm" svg:x="8.969cm" svg:y="8.341cm">
          <text:p text:style-name="P1"><text:span text:style-name="T1">NODE 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4" draw:id="id14" draw:layer="layout" svg:width="3.489cm" svg:height="0.775cm" svg:x="1.261cm" svg:y="10.511cm">
          <text:p text:style-name="P1"><text:span text:style-name="T3">Feature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5" draw:id="id15" draw:layer="layout" svg:width="3.489cm" svg:height="0.775cm" svg:x="1.262cm" svg:y="11.674cm">
          <text:p text:style-name="P1"><text:span text:style-name="T3">Feature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6" draw:id="id16" draw:layer="layout" svg:width="3.489cm" svg:height="0.774cm" svg:x="1.263cm" svg:y="15.163cm">
          <text:p text:style-name="P1"><text:span text:style-name="T3">Location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7" draw:id="id17" draw:layer="layout" svg:width="3.489cm" svg:height="0.774cm" svg:x="1.264cm" svg:y="16.326cm">
          <text:p text:style-name="P1"><text:span text:style-name="T3">Docu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" draw:id="id1" draw:layer="layout" svg:width="3.488cm" svg:height="1.551cm" svg:x="6.316cm" svg:y="3.482cm">
          <text:p text:style-name="P1"><text:span text:style-name="T1">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4" draw:id="id4" draw:layer="layout" svg:width="3.489cm" svg:height="1.551cm" svg:x="13.701cm" svg:y="3.482cm">
          <text:p text:style-name="P1"><text:span text:style-name="T1">PRO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8.06cm" svg:y1="5.033cm" svg:x2="3.004cm" svg:y2="8.34cm" draw:start-shape="id1" draw:start-glue-point="2" draw:end-shape="id2" draw:end-glue-point="0" svg:d="M8060 5033c0 2481-5056 828-5056 3307" svg:viewBox="0 0 5057 3308">
          <text:p/>
        </draw:connector>
        <draw:connector draw:style-name="gr5" draw:text-style-name="P1" draw:layer="layout" draw:type="curve" svg:x1="8.06cm" svg:y1="5.033cm" svg:x2="6.859cm" svg:y2="8.341cm" draw:start-shape="id1" draw:start-glue-point="2" draw:end-shape="id3" draw:end-glue-point="0" svg:d="M8060 5033c0 2481-1201 827-1201 3308" svg:viewBox="0 0 1202 3309">
          <text:p/>
        </draw:connector>
        <draw:connector draw:style-name="gr5" draw:text-style-name="P1" draw:layer="layout" draw:type="curve" svg:x1="15.445cm" svg:y1="5.033cm" svg:x2="16.495cm" svg:y2="8.341cm" draw:start-shape="id4" draw:start-glue-point="2" draw:end-shape="id5" draw:end-glue-point="0" svg:d="M15445 5033c0 2481 1050 827 1050 3308" svg:viewBox="0 0 1051 3309">
          <text:p/>
        </draw:connector>
        <draw:connector draw:style-name="gr5" draw:text-style-name="P1" draw:layer="layout" draw:type="curve" svg:x1="15.445cm" svg:y1="5.033cm" svg:x2="10.713cm" svg:y2="8.341cm" draw:start-shape="id4" draw:start-glue-point="2" draw:end-shape="id6" draw:end-glue-point="0" svg:d="M15445 5033c0 2481-4732 827-4732 3308" svg:viewBox="0 0 4733 3309">
          <text:p/>
        </draw:connector>
        <draw:connector draw:style-name="gr5" draw:text-style-name="P1" draw:layer="layout" draw:type="curve" svg:x1="15.445cm" svg:y1="5.033cm" svg:x2="6.859cm" svg:y2="8.341cm" draw:start-shape="id4" draw:start-glue-point="2" draw:end-shape="id3" draw:end-glue-point="0" svg:d="M15445 5033c0 2481-8586 827-8586 3308" svg:viewBox="0 0 8587 3309">
          <text:p/>
        </draw:connector>
        <draw:connector draw:style-name="gr5" draw:text-style-name="P1" draw:layer="layout" draw:type="curve" svg:x1="4.749cm" svg:y1="13.223cm" svg:x2="10.713cm" svg:y2="9.891cm" draw:start-shape="id7" draw:start-glue-point="1" draw:end-shape="id6" draw:end-glue-point="2" svg:d="M4749 13223c3976 0 5964-1110 5964-3332" svg:viewBox="0 0 5965 3333">
          <text:p/>
        </draw:connector>
        <draw:custom-shape draw:style-name="gr2" draw:text-style-name="P3" xml:id="id8" draw:id="id8" draw:layer="layout" svg:width="3.489cm" svg:height="0.775cm" svg:x="14.751cm" svg:y="10.511cm">
          <text:p text:style-name="P1"><text:span text:style-name="T3">Feature 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8" draw:id="id18" draw:layer="layout" svg:width="3.489cm" svg:height="0.775cm" svg:x="14.751cm" svg:y="11.674cm">
          <text:p text:style-name="P1"><text:span text:style-name="T3">Feature 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9" draw:id="id19" draw:layer="layout" svg:width="3.489cm" svg:height="0.775cm" svg:x="14.751cm" svg:y="13.999cm">
          <text:p text:style-name="P1"><text:span text:style-name="T3">Calib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3.489cm" svg:height="0.774cm" svg:x="1.26cm" svg:y="12.836cm">
          <text:p text:style-name="P1"><text:span text:style-name="T3">Feature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6.859cm" svg:y1="9.89cm" svg:x2="14.751cm" svg:y2="10.898cm" draw:start-shape="id3" draw:start-glue-point="2" draw:end-shape="id8" draw:end-glue-point="3" svg:d="M6859 9890c0 672 2630 1008 7892 1008" svg:viewBox="0 0 7893 1009">
          <text:p/>
        </draw:connector>
        <draw:custom-shape draw:style-name="gr6" draw:text-style-name="P3" xml:id="id9" draw:id="id9" draw:layer="layout" svg:width="3.489cm" svg:height="0.775cm" svg:x="19.401cm" svg:y="5.11cm">
          <text:p text:style-name="P1"><text:span text:style-name="T3">Raw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0" draw:id="id10" draw:layer="layout" svg:width="3.489cm" svg:height="0.775cm" svg:x="19.402cm" svg:y="6.36cm">
          <text:p text:style-name="P1"><text:span text:style-name="T4">Superpro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30" draw:id="id30" draw:layer="layout" svg:width="3.488cm" svg:height="0.775cm" svg:x="19.403cm" svg:y="7.61cm">
          <text:p text:style-name="P1"><text:span text:style-name="T4">Graph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17.19cm" svg:y1="4.257cm" svg:x2="19.401cm" svg:y2="5.497cm" draw:start-shape="id4" draw:start-glue-point="1" draw:end-shape="id9" draw:end-glue-point="3" svg:d="M17190 4257c1657 0 552 1240 2211 1240" svg:viewBox="0 0 2212 1241">
          <text:p/>
        </draw:connector>
        <draw:connector draw:style-name="gr7" draw:text-style-name="P1" draw:layer="layout" draw:type="curve" svg:x1="17.19cm" svg:y1="4.257cm" svg:x2="19.402cm" svg:y2="6.747cm" draw:start-shape="id4" draw:start-glue-point="1" draw:end-shape="id10" draw:end-glue-point="3" svg:d="M17190 4257c1659 0 553 2490 2212 2490" svg:viewBox="0 0 2213 2491">
          <text:p/>
        </draw:connector>
        <draw:custom-shape draw:style-name="gr6" draw:text-style-name="P3" xml:id="id11" draw:id="id11" draw:layer="layout" svg:width="3.489cm" svg:height="0.774cm" svg:x="19.402cm" svg:y="3.862cm">
          <text:p text:style-name="P1"><text:span text:style-name="T3">Location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17.19cm" svg:y1="4.257cm" svg:x2="19.402cm" svg:y2="4.249cm" draw:start-shape="id4" draw:start-glue-point="1" draw:end-shape="id11" draw:end-glue-point="3" svg:d="M17190 4257c1659 0 553-8 2212-8" svg:viewBox="0 0 2213 9">
          <text:p/>
        </draw:connector>
        <draw:custom-shape draw:style-name="gr6" draw:text-style-name="P3" xml:id="id12" draw:id="id12" draw:layer="layout" svg:width="3.489cm" svg:height="0.774cm" svg:x="1.302cm" svg:y="3.87cm">
          <text:p text:style-name="P1"><text:span text:style-name="T3">Location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4.791cm" svg:y1="4.257cm" svg:x2="6.316cm" svg:y2="4.257cm" draw:start-shape="id12" draw:start-glue-point="1" draw:end-shape="id1" draw:end-glue-point="3" svg:d="M4791 4257h1525" svg:viewBox="0 0 1526 1">
          <text:p/>
        </draw:connector>
        <draw:connector draw:style-name="gr7" draw:text-style-name="P1" xml:id="id13" draw:id="id13" draw:layer="layout" draw:type="curve" svg:x1="3.004cm" svg:y1="9.89cm" svg:x2="3.004cm" svg:y2="9.89cm" draw:start-shape="id2" draw:start-glue-point="2" draw:end-shape="id2" draw:end-glue-point="2" svg:d="M3004 9890z" svg:viewBox="0 0 1 1">
          <text:p/>
        </draw:connector>
        <draw:connector draw:style-name="gr8" draw:text-style-name="P1" draw:layer="layout" draw:type="curve" svg:x1="3.004cm" svg:y1="9.89cm" svg:x2="3.005cm" svg:y2="10.511cm" draw:start-shape="id13" draw:start-glue-point="0" draw:end-shape="id14" draw:end-glue-point="0" svg:d="M3004 9890c1 0 1 207 1 621" svg:viewBox="0 0 2 622">
          <text:p/>
        </draw:connector>
        <draw:connector draw:style-name="gr8" draw:text-style-name="P1" draw:layer="layout" draw:type="curve" svg:x1="16.495cm" svg:y1="9.89cm" svg:x2="16.495cm" svg:y2="10.511cm" draw:start-shape="id5" draw:start-glue-point="2" draw:end-shape="id8" draw:end-glue-point="0" svg:d="M16495 9890v621" svg:viewBox="0 0 1 622">
          <text:p/>
        </draw:connector>
        <draw:custom-shape draw:style-name="gr9" draw:text-style-name="P2" xml:id="id20" draw:id="id20" draw:layer="layout" svg:width="3.488cm" svg:height="1.575cm" svg:x="24.9cm" svg:y="3.47cm">
          <text:p text:style-name="P1"><text:span text:style-name="T1">F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svg:x1="3.005cm" svg:y1="11.286cm" svg:x2="3.006cm" svg:y2="11.674cm" draw:start-shape="id14" draw:start-glue-point="2" draw:end-shape="id15" draw:end-glue-point="0" svg:d="M3005 11286v194h1v194" svg:viewBox="0 0 2 389">
          <text:p/>
        </draw:connector>
        <draw:connector draw:style-name="gr10" draw:text-style-name="P1" draw:layer="layout" svg:x1="3.006cm" svg:y1="12.449cm" svg:x2="3.004cm" svg:y2="12.836cm" draw:start-shape="id15" draw:start-glue-point="2" draw:end-shape="id7" draw:end-glue-point="0" svg:d="M3006 12449v194h-2v193" svg:viewBox="0 0 3 388">
          <text:p/>
        </draw:connector>
        <draw:connector draw:style-name="gr10" draw:text-style-name="P1" draw:layer="layout" svg:x1="3.004cm" svg:y1="13.61cm" svg:x2="3.007cm" svg:y2="15.163cm" draw:start-shape="id7" draw:start-glue-point="2" draw:end-shape="id16" draw:end-glue-point="0" svg:d="M3004 13610v777h3v776" svg:viewBox="0 0 4 1554">
          <text:p/>
        </draw:connector>
        <draw:connector draw:style-name="gr10" draw:text-style-name="P1" draw:layer="layout" svg:x1="3.007cm" svg:y1="15.937cm" svg:x2="3.008cm" svg:y2="16.326cm" draw:start-shape="id16" draw:start-glue-point="2" draw:end-shape="id17" draw:end-glue-point="0" svg:d="M3007 15937v195h1v194" svg:viewBox="0 0 2 390">
          <text:p/>
        </draw:connector>
        <draw:connector draw:style-name="gr10" draw:text-style-name="P1" draw:layer="layout" svg:x1="16.495cm" svg:y1="11.286cm" svg:x2="16.495cm" svg:y2="11.674cm" draw:start-shape="id8" draw:start-glue-point="2" draw:end-shape="id18" draw:end-glue-point="0" svg:d="M16495 11286v388" svg:viewBox="0 0 1 389">
          <text:p/>
        </draw:connector>
        <draw:connector draw:style-name="gr10" draw:text-style-name="P1" draw:layer="layout" svg:x1="16.495cm" svg:y1="12.449cm" svg:x2="16.495cm" svg:y2="13.999cm" draw:start-shape="id18" draw:start-glue-point="2" draw:end-shape="id19" draw:end-glue-point="0" svg:d="M16495 12449v1550" svg:viewBox="0 0 1 1551">
          <text:p/>
        </draw:connector>
        <draw:connector draw:style-name="gr11" draw:text-style-name="P1" draw:layer="layout" draw:type="curve" svg:x1="10.713cm" svg:y1="9.891cm" svg:x2="14.751cm" svg:y2="12.061cm" draw:start-shape="id6" draw:start-glue-point="2" draw:end-shape="id18" draw:end-glue-point="3" svg:d="M10713 9891c0 1447 1346 2170 4038 2170" svg:viewBox="0 0 4039 2171">
          <text:p/>
        </draw:connector>
        <draw:connector draw:style-name="gr12" draw:text-style-name="P1" draw:layer="layout" draw:type="curve" draw:line-skew="-0.592cm" svg:x1="15.445cm" svg:y1="3.482cm" svg:x2="26.644cm" svg:y2="3.47cm" draw:start-shape="id4" draw:start-glue-point="0" draw:end-shape="id20" draw:end-glue-point="0" svg:d="M15445 3482c0-1659 11199-1653 11199-12" svg:viewBox="0 0 11200 1245">
          <text:p text:style-name="P1"/>
        </draw:connector>
        <draw:custom-shape draw:style-name="gr2" draw:text-style-name="P3" xml:id="id21" draw:id="id21" draw:layer="layout" svg:width="3.489cm" svg:height="0.774cm" svg:x="1.264cm" svg:y="17.539cm">
          <text:p text:style-name="P1"><text:span text:style-name="T3">Ev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curve" svg:x1="3.008cm" svg:y1="17.1cm" svg:x2="3.008cm" svg:y2="17.539cm" draw:start-shape="id17" draw:start-glue-point="2" draw:end-shape="id21" draw:end-glue-point="0" svg:d="M3008 17100v439" svg:viewBox="0 0 1 440">
          <text:p/>
        </draw:connector>
        <draw:custom-shape draw:style-name="gr2" draw:text-style-name="P3" xml:id="id22" draw:id="id22" draw:layer="layout" svg:width="3.489cm" svg:height="0.774cm" svg:x="14.751cm" svg:y="15.164cm">
          <text:p text:style-name="P1"><text:span text:style-name="T3">Location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3" draw:id="id23" draw:layer="layout" svg:width="3.489cm" svg:height="0.774cm" svg:x="14.751cm" svg:y="16.327cm">
          <text:p text:style-name="P1"><text:span text:style-name="T3">Docu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svg:x1="16.495cm" svg:y1="15.938cm" svg:x2="16.495cm" svg:y2="16.327cm" draw:start-shape="id22" draw:start-glue-point="2" draw:end-shape="id23" draw:end-glue-point="0" svg:d="M16495 15938v389" svg:viewBox="0 0 1 390">
          <text:p/>
        </draw:connector>
        <draw:custom-shape draw:style-name="gr2" draw:text-style-name="P3" xml:id="id24" draw:id="id24" draw:layer="layout" svg:width="3.489cm" svg:height="0.774cm" svg:x="14.751cm" svg:y="17.54cm">
          <text:p text:style-name="P1"><text:span text:style-name="T3">Ev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curve" svg:x1="16.495cm" svg:y1="17.101cm" svg:x2="16.495cm" svg:y2="17.54cm" draw:start-shape="id23" draw:start-glue-point="2" draw:end-shape="id24" draw:end-glue-point="0" svg:d="M16495 17101v439" svg:viewBox="0 0 1 440">
          <text:p/>
        </draw:connector>
        <draw:connector draw:style-name="gr13" draw:text-style-name="P1" draw:layer="layout" draw:type="curve" svg:x1="16.495cm" svg:y1="15.164cm" svg:x2="16.495cm" svg:y2="14.774cm" draw:start-shape="id22" draw:start-glue-point="0" draw:end-shape="id19" draw:end-glue-point="2" svg:d="M16495 15164v-390" svg:viewBox="0 0 1 391">
          <text:p/>
        </draw:connector>
        <draw:custom-shape draw:style-name="gr14" draw:text-style-name="P3" xml:id="id25" draw:id="id25" draw:layer="layout" svg:width="3.489cm" svg:height="0.775cm" svg:x="24.9cm" svg:y="5.825cm">
          <text:p text:style-name="P1"><text:span text:style-name="T3">Table Disp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curve" svg:x1="26.644cm" svg:y1="5.045cm" svg:x2="26.644cm" svg:y2="5.825cm" draw:start-shape="id20" draw:start-glue-point="2" draw:end-shape="id25" draw:end-glue-point="0" svg:d="M26644 5045v780" svg:viewBox="0 0 1 781">
          <text:p/>
        </draw:connector>
        <draw:custom-shape draw:style-name="gr14" draw:text-style-name="P3" xml:id="id26" draw:id="id26" draw:layer="layout" svg:width="3.489cm" svg:height="0.775cm" svg:x="24.9cm" svg:y="7.025cm">
          <text:p text:style-name="P1"><text:span text:style-name="T3">Data Edi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curve" svg:x1="26.644cm" svg:y1="7.025cm" svg:x2="26.644cm" svg:y2="6.6cm" draw:start-shape="id26" draw:start-glue-point="0" draw:end-shape="id25" draw:end-glue-point="2" svg:d="M26644 7025v-425" svg:viewBox="0 0 1 426">
          <text:p/>
        </draw:connector>
        <draw:custom-shape draw:style-name="gr14" draw:text-style-name="P3" xml:id="id27" draw:id="id27" draw:layer="layout" svg:width="3.489cm" svg:height="0.775cm" svg:x="24.9cm" svg:y="8.225cm">
          <text:p text:style-name="P1"><text:span text:style-name="T3">CSV Ex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curve" svg:x1="26.644cm" svg:y1="7.8cm" svg:x2="26.644cm" svg:y2="8.225cm" draw:start-shape="id26" draw:start-glue-point="2" draw:end-shape="id27" draw:end-glue-point="0" svg:d="M26644 7800v425" svg:viewBox="0 0 1 426">
          <text:p/>
        </draw:connector>
        <draw:custom-shape draw:style-name="gr14" draw:text-style-name="P3" draw:layer="layout" svg:width="3.489cm" svg:height="0.775cm" svg:x="24.9cm" svg:y="7.025cm">
          <text:p text:style-name="P1"><text:span text:style-name="T3">Data Edi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xml:id="id28" draw:id="id28" draw:layer="layout" svg:width="3.488cm" svg:height="1.575cm" svg:x="24.9cm" svg:y="15.2cm">
          <text:p text:style-name="P1"><text:span text:style-name="T1">HEBD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29" draw:id="id29" draw:layer="layout" svg:width="3.489cm" svg:height="0.775cm" svg:x="24.9cm" svg:y="17.555cm">
          <text:p text:style-name="P1"><text:span text:style-name="T3">Ev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curve" svg:x1="26.644cm" svg:y1="16.775cm" svg:x2="26.644cm" svg:y2="17.555cm" draw:start-shape="id28" draw:start-glue-point="2" draw:end-shape="id29" draw:end-glue-point="0" svg:d="M26644 16775v780" svg:viewBox="0 0 1 781">
          <text:p/>
        </draw:connector>
        <draw:connector draw:style-name="gr17" draw:text-style-name="P1" draw:layer="layout" draw:type="curve" svg:x1="24.9cm" svg:y1="15.987cm" svg:x2="18.24cm" svg:y2="17.927cm" draw:start-shape="id28" draw:start-glue-point="3" draw:end-shape="id24" draw:end-glue-point="1" svg:d="M24900 15987c-4995 0-1665 1940-6660 1940" svg:viewBox="0 0 6661 1941">
          <text:p/>
        </draw:connector>
        <draw:custom-shape draw:style-name="gr6" draw:text-style-name="P4" xml:id="id31" draw:id="id31" draw:layer="layout" svg:width="3.488cm" svg:height="0.775cm" svg:x="19.404cm" svg:y="8.81cm">
          <text:p text:style-name="P1"><text:span text:style-name="T4">Expo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curve" svg:x1="21.146cm" svg:y1="7.135cm" svg:x2="21.147cm" svg:y2="7.61cm" draw:start-shape="id10" draw:start-glue-point="2" draw:end-shape="id30" draw:end-glue-point="0" svg:d="M21146 7135c0 355 1 118 1 475" svg:viewBox="0 0 2 476">
          <text:p/>
        </draw:connector>
        <draw:connector draw:style-name="gr13" draw:text-style-name="P1" draw:layer="layout" draw:type="curve" svg:x1="21.147cm" svg:y1="8.385cm" svg:x2="21.148cm" svg:y2="8.81cm" draw:start-shape="id30" draw:start-glue-point="2" draw:end-shape="id31" draw:end-glue-point="0" svg:d="M21147 8385c0 318 1 106 1 425" svg:viewBox="0 0 2 4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çois Beauducel</meta:initial-creator>
    <meta:creation-date>2014-08-02T13:44:22.976587000</meta:creation-date>
    <dc:date>2014-08-03T18:19:07.725059000</dc:date>
    <dc:creator>François Beauducel</dc:creator>
    <meta:editing-duration>PT13H16M45S</meta:editing-duration>
    <meta:editing-cycles>18</meta:editing-cycles>
    <meta:generator>LibreOffice/4.2.5.2$MacOSX_x86 LibreOffice_project/61cb170a04bb1f12e77c884eab9192be736ec5f5</meta:generator>
    <meta:document-statistic meta:object-count="64"/>
  </office:meta>
</office:document-meta>
</file>